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Times New Roman" fo:font-size="14pt" fo:font-weight="bold" officeooo:paragraph-rsid="001daaba" style:font-size-asian="14pt" style:font-weight-asian="bold" style:font-size-complex="14pt" style:font-weight-complex="bold"/>
    </style:style>
    <style:style style:name="P2" style:family="paragraph" style:parent-style-name="Text_20_body">
      <style:paragraph-properties fo:text-align="justify" style:justify-single-word="false"/>
      <style:text-properties style:font-name="Times New Roman" fo:font-size="14pt" fo:font-weight="bold" officeooo:paragraph-rsid="001daaba" style:font-size-asian="14pt" style:font-weight-asian="bold" style:font-size-complex="14pt" style:font-weight-complex="bold"/>
    </style:style>
    <style:style style:name="P3" style:family="paragraph" style:parent-style-name="Text_20_body">
      <style:text-properties style:font-name="Times New Roman" fo:font-size="14pt"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1daaba" style:font-size-asian="14pt" style:font-size-complex="14pt"/>
    </style:style>
    <style:style style:name="P5" style:family="paragraph" style:parent-style-name="Text_20_body">
      <style:paragraph-properties fo:text-align="center" style:justify-single-word="false"/>
      <style:text-properties style:font-name="Times New Roman" fo:font-size="14pt" fo:font-weight="normal" officeooo:paragraph-rsid="001daaba" style:font-size-asian="14pt" style:font-weight-asian="normal" style:font-size-complex="14pt" style:font-weight-complex="normal"/>
    </style:style>
    <style:style style:name="P6" style:family="paragraph" style:parent-style-name="Text_20_body">
      <style:paragraph-properties fo:text-align="start" style:justify-single-word="false"/>
      <style:text-properties style:font-name="Times New Roman" fo:font-size="14pt" fo:font-style="normal" fo:font-weight="normal" officeooo:paragraph-rsid="001daaba"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start" style:justify-single-word="false"/>
      <style:text-properties style:font-name="Times New Roman" fo:font-size="14pt" fo:font-style="normal" fo:font-weight="bold" officeooo:paragraph-rsid="001daaba" style:font-size-asian="14pt" style:font-style-asian="normal" style:font-weight-asian="bold" style:font-size-complex="14pt" style:font-style-complex="normal" style:font-weight-complex="bold"/>
    </style:style>
    <style:style style:name="P8" style:family="paragraph" style:parent-style-name="Text_20_body">
      <style:paragraph-properties fo:text-align="justify" style:justify-single-word="false"/>
      <style:text-properties style:font-name="Times New Roman" fo:font-size="14pt" fo:font-style="italic" fo:font-weight="normal" officeooo:paragraph-rsid="001daaba" style:font-size-asian="14pt" style:font-style-asian="italic" style:font-weight-asian="normal" style:font-size-complex="14pt" style:font-style-complex="italic" style:font-weight-complex="normal"/>
    </style:style>
    <style:style style:name="P9" style:family="paragraph" style:parent-style-name="Text_20_body">
      <style:paragraph-properties fo:text-align="justify" style:justify-single-word="false"/>
      <style:text-properties style:font-name="Times New Roman" fo:font-size="14pt" officeooo:paragraph-rsid="001daaba" style:font-size-asian="14pt" style:font-size-complex="14pt"/>
    </style:style>
    <style:style style:name="T1" style:family="text">
      <style:text-properties officeooo:rsid="0020ad8d"/>
    </style:style>
    <style:style style:name="T2" style:family="text">
      <style:text-properties officeooo:rsid="002296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STforU: anomaly detection in aerial and ground-based videos with hierarchical spatio-temporal transformer for U-net<text:tab/></text:p>
      <text:p text:style-name="P5"/>
      <text:p text:style-name="P6">Applied Intelligence (2025) 55:261 <text:s text:c="62"/><text:span text:style-name="T2">Ocak</text:span> 2025</text:p>
      <text:p text:style-name="P7"/>
      <text:p text:style-name="P8"><text:span text:style-name="T1">Anahtar Kelimeler: </text:span>Video anomali tespiti, Kare tahmini, Hiyerarşik uzamsa<text:span text:style-name="T2">l </text:span><text:s/><text:span text:style-name="T2">za</text:span>mansal dönüştürücü</text:p>
      <text:p text:style-name="P2"><text:tab/></text:p>
      <text:p text:style-name="P4"><text:tab/>Geleneksel video anomali tespit yöntemleri, çoğunlukla yer tabanlı (ground-based) gözetleme sistemlerinden elde edilen veriler üzerinde çalışırken, insansız hava araçları (İHA) ve dronlarla elde edilen hava görüntülerinin analizi daha büyük zorluklar içermektedir. Hava videoları, hareketli arka planlar ve değişken çevresel koşullar nedeniyle anomali tespitinde ek karmaşıklıklar barındırmaktadır. Bu bağlamda, çalışma, hem hava hem de yer tabanlı gözetleme videolarında anomali tespitini gerçekleştirebilecek birleşik bir sistem geliştirmeyi amaçlamaktadır. Mevcut yöntemler genellikle evrişimli sinir ağları (CNN) tabanlı olup, uzun menzilli bağımlılıkları yakalamada sınırlıdır.</text:p>
      <text:p text:style-name="P3"><text:tab/>Bu nedenle, makale, çok aşamalı (multi-stage) bir dönüştürücü yapısını U-Net modeliyle birleştirerek daha kapsamlı bir uzamsal-zamansal bilgi işleme yeteneği sunmaktadır. HSTforU modeli, dört aşamalı bir dönüştürücü kodlayıcı kullanarak çok ölçekli özellik haritaları üretir ve bu bilgileri, hem uzamsal hem de zamansal dikkat mekanizmalarını içeren hiyerarşik bir dönüştürücü ağına aktarır. Bu sayede, hem yer hem de hava videolarındaki anomali tespiti daha yüksek doğrulukla gerçekleştirilebilmektedir. Çalışmada önerilen HSTforU modeli, geleneksel CNN tabanlı yöntemlerin ötesine geçerek, Vision Transformer (ViT) mimarisinden ilham alan çok ölçekli bir özellik haritalama süreci sunmaktadır.</text:p>
      <text:p text:style-name="P3"><text:tab/>Modelin temel bileşenleri, çok aşamalı bir dönüştürücü kodlayıcı, hiyerarşik uzamsal-zamansal bir dönüştürücü ve evrişim tabanlı bir kod çözücüden (decoder) oluşmaktadır. Kodlayıcı, girdi video çerçevelerini çok ölçekli özellik haritalarına dönüştürerek her aşamada giderek daha ayrıntılı uzamsal-zamansal ilişkiler öğrenir. Hiyerarşik dönüştürücü, bu özellik haritalarından hem zamansal hem de uzamsal dikkat mekanizmaları aracılığıyla anlamlı bağlantılar çıkarır. Özellikle, geleneksel yöntemlerin yalnızca küçük ölçekli özellik haritalarında zamansal ilişkileri modellediği göz önüne alındığında, HSTforU’nun daha geniş ölçekte uzun vadeli bağımlılıkları yakalama yeteneği önemli bir avantaj sağlamaktadır.</text:p>
      <text:p text:style-name="P3"><text:soft-page-break/><text:tab/>Çalışmada, modelin performansı UCSD Ped2, CUHK Avenue, ShanghaiTech gibi yer tabanlı video veri kümeleri ile Drone-Anomaly adlı hava video veri kümesi üzerinde test edilmiştir. Deneysel sonuçlar, önerilen modelin, geleneksel CNN tabanlı yöntemlerden ve önceki dönüştürücü tabanlı yaklaşımlardan daha yüksek başarı sağladığını göstermektedir. Örneğin, Ped2 veri kümesinde %97.3, Avenue veri kümesinde %87.8 ve ShanghaiTech veri kümesinde %75.3 AUC (Area Under Curve) değerleri elde edilmiştir. Drone-Anomaly veri kümesinde ise sahneye bağlı olarak %53.5 ile %82.5 arasında değişen sonuçlar elde edilmiştir.</text:p>
      <text:p text:style-name="P3"><text:tab/>Ayrıca, modelin açıklanabilirliğini artırmak amacıyla tahmin hataları görselleştirilmiş ve anormal olayların çerçeve bazlı hata dağılımlarının nasıl değiştiği analiz edilmiştir. Bu çalışma, hem hava hem de yer tabanlı gözetleme videolarında anomali tespitini gerçekleştirebilen güçlü ve birleşik bir model olan HSTforU’yu tanıtmaktadır. Önerilen model, geleneksel CNN tabanlı yöntemlerin uzun menzilli bağımlılıkları yakalamadaki sınırlamalarını aşarak, dönüştürücü tabanlı çok ölçekli bir yaklaşım sunmaktadır.</text:p>
      <text:p text:style-name="P3"><text:tab/>Deneysel sonuçlar, modelin mevcut en iyi yöntemlere kıyasla daha yüksek doğruluk sağladığını ve özellikle karmaşık hareketli arka planlara sahip hava videolarında daha etkili olduğunu göstermektedir. Bunun yanı sıra, modelin uzamsal-zamansal dikkat mekanizmaları sayesinde uzun vadeli bağımlılıkları yakalayabildiği ve anomalileri daha yüksek hassasiyetle tespit edebildiği görülmüştür. Gelecekte, modelin gerçek dünya uygulamalarına entegrasyonu, daha büyük ve çeşitli veri kümeleri ile test edilmesi ve hesaplama maliyetlerinin azaltılması gibi konular üzerine çalışmalar yapılması önerilmektedir. HSTforU modeli, video gözetleme sistemlerinin güvenliğini artırmak, trafik izleme, kamu güvenliği, askeri ve sınır güvenliği gibi birçok farklı alanda potansiyel kullanım senaryolarına sahiptir.</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0:42:39.222384180</meta:creation-date>
    <dc:date>2025-03-06T14:46:46.391690656</dc:date>
    <meta:editing-duration>PT6M43S</meta:editing-duration>
    <meta:editing-cycles>4</meta:editing-cycles>
    <meta:generator>LibreOffice/7.3.7.2$Linux_X86_64 LibreOffice_project/30$Build-2</meta:generator>
    <meta:document-statistic meta:table-count="0" meta:image-count="0" meta:object-count="0" meta:page-count="2" meta:paragraph-count="10" meta:word-count="506" meta:character-count="4322" meta:non-whitespace-character-count="3754"/>
  </office:meta>
</office:document-meta>
</file>